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opacity="0%" draw:textarea-horizontal-align="center" draw:textarea-vertical-align="middle" draw:shadow-opacity="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text">
      <style:graphic-properties draw:auto-grow-width="true" fo:min-height="0.55cm" fo:min-width="21.7cm"/>
    </style:style>
    <style:style style:name="gr6" style:family="graphic" style:parent-style-name="text">
      <style:graphic-properties draw:auto-grow-width="true" fo:min-height="0.399cm" fo:min-width="21.749cm"/>
    </style:style>
    <style:style style:name="gr7" style:family="graphic" style:parent-style-name="text">
      <style:graphic-properties draw:auto-grow-width="true" fo:min-height="0.399cm" fo:min-width="21.748cm"/>
    </style:style>
    <style:style style:name="gr8" style:family="graphic" style:parent-style-name="text">
      <style:graphic-properties draw:auto-grow-width="true" fo:min-height="0.28cm" fo:min-width="0.684cm"/>
    </style:style>
    <style:style style:name="gr9" style:family="graphic" style:parent-style-name="text">
      <style:graphic-properties draw:auto-grow-width="true" fo:min-height="0.28cm" fo:min-width="0.586cm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1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min-height="25.45cm" fo:min-width="38cm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4.5cm" fo:padding-top="0cm" fo:padding-bottom="0cm" fo:padding-left="0cm" fo:padding-right="0cm"/>
    </style:style>
    <style:style style:name="gr13" style:family="graphic" style:parent-style-name="text">
      <style:graphic-properties draw:auto-grow-height="true" draw:auto-grow-width="false" fo:min-height="0.399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middle" fo:min-height="0.053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fo:min-height="2.432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right" draw:textarea-vertical-align="bottom" fo:min-height="2.743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none" draw:fill-color="#ffffff" fo:min-height="0.254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color="#e6e6e6" fo:font-size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39.5cm" svg:height="26.7cm" svg:x="2cm" svg:y="0.5cm">
          <text:p text:style-name="P1"><text:span text:style-name="T1">Karte</text:span></text:p>
        </draw:rect>
        <draw:custom-shape draw:style-name="gr2" draw:text-style-name="P1" draw:layer="layout" svg:width="6.18cm" svg:height="5.5cm" svg:x="36.109cm" svg:y="3.499cm">
          <text:p/>
          <draw:enhanced-geometry svg:viewBox="0 0 21600 21600" draw:type="rectangle" draw:enhanced-path="M 0 0 L 21600 0 21600 21600 0 21600 0 0 Z N"/>
        </draw:custom-shape>
        <draw:rect draw:style-name="gr3" draw:text-style-name="P1" draw:layer="layout" svg:width="39.5cm" svg:height="2cm" svg:x="2cm" svg:y="27.2cm">
          <text:p/>
        </draw:rect>
        <draw:line draw:style-name="gr4" draw:text-style-name="P1" draw:layer="layout" svg:x1="4cm" svg:y1="27.2cm" svg:x2="4cm" svg:y2="29.2cm">
          <text:p/>
        </draw:line>
        <draw:line draw:style-name="gr4" draw:text-style-name="P1" draw:layer="layout" svg:x1="10.8cm" svg:y1="27.2cm" svg:x2="10.8cm" svg:y2="29.2cm">
          <text:p/>
        </draw:line>
        <draw:frame draw:name="title" draw:style-name="gr5" draw:layer="printed_elements" svg:width="21.7cm" svg:height="0.55cm" svg:x="11cm" svg:y="27.3cm">
          <draw:text-box>
            <text:p><text:span text:style-name="T2">title</text:span></text:p>
          </draw:text-box>
        </draw:frame>
        <draw:frame draw:name="comment1" draw:style-name="gr6" draw:layer="printed_elements" svg:width="21.749cm" svg:height="0.399cm" svg:x="11cm" svg:y="28.026cm">
          <draw:text-box>
            <text:p><text:span text:style-name="T3">comment1</text:span></text:p>
          </draw:text-box>
        </draw:frame>
        <draw:frame draw:name="comment2" draw:style-name="gr7" draw:layer="printed_elements" svg:width="21.748cm" svg:height="0.399cm" svg:x="11cm" svg:y="28.725cm">
          <draw:text-box>
            <text:p><text:span text:style-name="T3">comment2</text:span></text:p>
          </draw:text-box>
        </draw:frame>
        <draw:rect draw:style-name="gr3" draw:text-style-name="P1" draw:layer="layout" svg:width="39.5cm" svg:height="2cm" svg:x="2cm" svg:y="27.2cm">
          <text:p/>
        </draw:rect>
        <draw:line draw:style-name="gr4" draw:text-style-name="P1" draw:layer="layout" svg:x1="4cm" svg:y1="27.2cm" svg:x2="4cm" svg:y2="29.2cm">
          <text:p/>
        </draw:line>
        <draw:line draw:style-name="gr4" draw:text-style-name="P1" draw:layer="layout" svg:x1="10.8cm" svg:y1="27.2cm" svg:x2="10.8cm" svg:y2="29.2cm">
          <text:p/>
        </draw:line>
        <draw:frame draw:style-name="gr8" draw:layer="layout" svg:width="0.684cm" svg:height="0.28cm" svg:x="33.1cm" svg:y="27.3cm">
          <draw:text-box>
            <text:p><text:span text:style-name="T4">Scale:</text:span></text:p>
          </draw:text-box>
        </draw:frame>
        <draw:frame draw:style-name="gr9" draw:layer="layout" svg:width="0.586cm" svg:height="0.28cm" svg:x="33.1cm" svg:y="28.325cm">
          <draw:text-box>
            <text:p><text:span text:style-name="T4">Date:</text:span></text:p>
          </draw:text-box>
        </draw:frame>
        <draw:line draw:style-name="gr4" draw:text-style-name="P1" draw:layer="layout" svg:x1="33cm" svg:y1="27.2cm" svg:x2="33cm" svg:y2="29.2cm">
          <text:p/>
        </draw:line>
        <draw:line draw:style-name="gr4" draw:text-style-name="P1" draw:layer="layout" svg:x1="35.5cm" svg:y1="27.2cm" svg:x2="35.5cm" svg:y2="29.2cm">
          <text:p/>
        </draw:line>
        <draw:line draw:style-name="gr4" draw:text-style-name="P1" draw:layer="layout" svg:x1="33cm" svg:y1="28.2cm" svg:x2="35.5cm" svg:y2="28.2cm">
          <text:p/>
        </draw:line>
        <draw:custom-shape draw:name="northarrow" draw:style-name="gr10" draw:text-style-name="P1" draw:layer="printed_elements" svg:width="1.4cm" svg:height="1.4cm" svg:x="2.3cm" svg:y="27.5cm">
          <text:p/>
          <draw:enhanced-geometry svg:viewBox="0 0 21600 21600" draw:type="rectangle" draw:enhanced-path="M 0 0 L 21600 0 21600 21600 0 21600 0 0 Z N"/>
        </draw:custom-shape>
        <draw:custom-shape draw:name="map" draw:style-name="gr11" draw:text-style-name="P1" draw:layer="printed_elements" svg:width="38.5cm" svg:height="25.7cm" svg:x="2.495cm" svg:y="0.995cm">
          <text:p/>
          <draw:enhanced-geometry svg:viewBox="0 0 21600 21600" draw:type="rectangle" draw:enhanced-path="M 0 0 L 21600 0 21600 21600 0 21600 0 0 Z N"/>
        </draw:custom-shape>
        <draw:custom-shape draw:name="scalebar" draw:style-name="gr12" draw:text-style-name="P1" draw:layer="printed_elements" svg:width="5cm" svg:height="0.5cm" svg:x="35.054cm" svg:y="25.946cm">
          <text:p/>
          <draw:enhanced-geometry svg:viewBox="0 0 21600 21600" draw:type="rectangle" draw:enhanced-path="M 0 0 L 21600 0 21600 21600 0 21600 0 0 Z N"/>
        </draw:custom-shape>
        <draw:frame draw:name="scale" draw:style-name="gr13" draw:layer="printed_elements" svg:width="2.6cm" svg:height="0.399cm" svg:x="33.1cm" svg:y="27.687cm">
          <draw:text-box>
            <text:p><text:span text:style-name="T5">scale</text:span></text:p>
          </draw:text-box>
        </draw:frame>
        <draw:frame draw:name="date" draw:style-name="gr13" draw:layer="printed_elements" svg:width="2.6cm" svg:height="0.399cm" svg:x="33.1cm" svg:y="28.688cm">
          <draw:text-box>
            <text:p><text:span text:style-name="T5">date</text:span></text:p>
          </draw:text-box>
        </draw:frame>
        <draw:frame draw:name="extent_ur_y" draw:style-name="gr14" draw:text-style-name="P3" draw:layer="printed_elements" svg:width="1.67cm" svg:height="0.243cm" svg:x="39.642cm" svg:y="0.603cm">
          <draw:text-box>
            <text:p><text:span text:style-name="T6">extent_ur_y</text:span></text:p>
          </draw:text-box>
        </draw:frame>
        <draw:frame draw:name="extent_ur_x" draw:style-name="gr15" draw:text-style-name="P4" draw:layer="printed_elements" svg:width="0.361cm" svg:height="2.432cm" svg:x="41.005cm" svg:y="1cm">
          <draw:text-box>
            <text:p><text:span text:style-name="T6">extent_ur_</text:span><text:span text:style-name="T7">x</text:span></text:p>
          </draw:text-box>
        </draw:frame>
        <draw:frame draw:name="extent_ll_x" draw:style-name="gr16" draw:text-style-name="P4" draw:layer="printed_elements" svg:width="0.445cm" svg:height="2.743cm" svg:x="2.037cm" svg:y="23.65cm">
          <draw:text-box>
            <text:p><text:span text:style-name="T6">extent_ll_</text:span><text:span text:style-name="T7">x</text:span></text:p>
          </draw:text-box>
        </draw:frame>
        <draw:frame draw:name="extent_ll_y" draw:style-name="gr17" draw:text-style-name="P3" draw:layer="printed_elements" svg:width="1.554cm" svg:height="0.254cm" svg:x="2.526cm" svg:y="26.701cm">
          <draw:text-box>
            <text:p><text:span text:style-name="T6">extent_ll_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6-01-27T12:02:06.076160538</dc:date>
    <meta:editing-duration>PT21H21M50S</meta:editing-duration>
    <meta:editing-cycles>97</meta:editing-cycles>
    <meta:generator>LibreOffice/4.2.8.2$Linux_X86_64 LibreOffice_project/420m0$Build-2</meta:generator>
    <dc:creator>Charlotte Toma</dc:creator>
    <meta:document-statistic meta:object-count="25"/>
    <meta:user-defined meta:name="Info 1"/>
    <meta:user-defined meta:name="Info 2"/>
    <meta:user-defined meta:name="Info 3"/>
    <meta:user-defined meta:name="Info 4"/>
  </office:meta>
</office:document-meta>
</file>